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</office:automatic-styles>
  <office:body>
    <office:text text:use-soft-page-breaks="true">
      <text:p text:style-name="P1">Projeto: Software para controle de Hospital Veterinário</text:p>
      <text:p text:style-name="Título">                                        (SYSVET)</text:p>
      <text:h text:style-name="Título1" text:outline-level="1">1-Introdução</text:h>
      <text:h text:style-name="Título2" text:outline-level="2">Empresa: Hospital Veterinário UENP-CLM</text:h>
      <text:h text:style-name="Título2" text:outline-level="2">Localização: BR-369 KM 54<text:s/>Bandeirantes-PR</text:h>
      <text:h text:style-name="Título2" text:outline-level="2">Contato:<text:s/>Rogério Salvador</text:h>
      <text:h text:style-name="Título2" text:outline-level="2">Telefone: (43)35428036</text:h>
      <text:h text:style-name="Título2" text:outline-level="2">E-Mail:<text:s/>hv@ffalm.br</text:h>
      <text:h text:style-name="Título2" text:outline-level="2">CNPJ: 08.885.100/0001-54</text:h>
      <text:h text:style-name="Título2" text:outline-level="2">Representante Legal</text:h>
      <text:h text:style-name="Título3" text:outline-level="3">RG: 283524546</text:h>
      <text:h text:style-name="Título3" text:outline-level="3">CPF: 25409963881</text:h>
      <text:h text:style-name="Título3" text:outline-level="3">Nome: Rogério Salvador</text:h>
      <text:h text:style-name="Título1" text:outline-level="1">2-Perspectiva do Produto</text:h>
      <text:h text:style-name="Título2" text:outline-level="2">2.1-Descrição do Problema</text:h>
      <text:h text:style-name="Título3" text:outline-level="3">O problema:<text:s/>Gerenciamento<text:s/>de informações</text:h>
      <text:h text:style-name="Título3" text:outline-level="3">Afeta: os Funcionários e os clientes do hospital</text:h>
      <text:h text:style-name="Título3" text:outline-level="3">Cujo<text:s/>impacto é: A falta de agilidade no atendimento aos clientes e na coleta de informações.</text:h>
      <text:h text:style-name="Título3" text:outline-level="3">Uma boa solução seria: Informatizar o cadastro de clientes, pacientes,<text:line-break/><text:s/>consultas, médicos e<text:s/>auxiliares para não ter necessidade de nova coleta<text:line-break/><text:s/>de dados a cada<text:s/>atendimento.</text:h>
      <text:h text:style-name="Título2" text:outline-level="2">2.2- Propostas<text:s/>de Produto</text:h>
      <text:h text:style-name="Título3" text:outline-level="3">Para o Cliente HV UENP-CLM</text:h>
      <text:h text:style-name="Título3" text:outline-level="3">Que<text:s/>presta serviços<text:s/>à comunidade no ramo de veterinária e não possui dados informatizados</text:h>
      <text:h text:style-name="Título3" text:outline-level="3">O SisVet.</text:h>
      <text:soft-page-break/>
      <text:h text:style-name="Título3" text:outline-level="3">Que<text:s/>irá controlar e<text:s/>gerenciar as informações</text:h>
      <text:h text:style-name="Título3" text:outline-level="3">Ao<text:s/>contrário dos demais softwares disponíveis no mercado<text:line-break/>que não realizam o gerenciamento de pequenos e grandes animais.</text:h>
      <text:h text:style-name="Título3" text:outline-level="3">Nosso produto oferece<text:s/><text:line-break/>suporte<text:s/>a<text:s/>um hospital veterinário.</text:h>
      <text:h text:style-name="Título1" text:outline-level="1">3- Envolvidos</text:h>
      <text:h text:style-name="Título2" text:outline-level="2">3.1-Descrição</text:h>
      <text:h text:style-name="Título3" text:outline-level="3">Envolvido 1</text:h>
      <text:p text:style-name="Normal">Nome:<text:s/>Secretaria</text:p>
      <text:p text:style-name="Normal">Breve Descrição:<text:s/>Secretaria do Hospital Veterinário</text:p>
      <text:p text:style-name="Normal">Responsabilidade:<text:line-break/><text:s/>- Cadastrar Cliente<text:line-break/><text:s/>-Cadastrar Paciente<text:line-break/><text:s/>-Agendar Consulta<text:line-break/><text:s/>-Cadastrar Pagamento<text:line-break/><text:s/>Arquivar Documentos<text:line-break/><text:s/>Agendar Cirurgia</text:p>
      <text:h text:style-name="Título3" text:outline-level="3">Envolvido 2</text:h>
      <text:p text:style-name="Normal">Nome:<text:s/>Medico Veterinário</text:p>
      <text:p text:style-name="Normal">Breve Descrição: Medico<text:s/>Veterinário (Docente ou Residente) que atende no Hospital Veterinário</text:p>
      <text:p text:style-name="Normal">Responsabilidade:<text:line-break/><text:s/>-Consultar Consultas<text:line-break/><text:s/>-Realizar Consulta<text:line-break/><text:s/>-Solicitar Exame<text:line-break/><text:s/>-Solicitar Cirurgia<text:line-break/><text:s/>-Realizar Cirurgia<text:line-break/><text:s/>-Realizar Medicação<text:line-break/><text:s/>-Realizar Internação<text:line-break/><text:s/>-Solicitar internação</text:p>
      <text:h text:style-name="Título3" text:outline-level="3">Envolvido 3</text:h>
      <text:p text:style-name="Normal">Nome:<text:s/>Farmácia</text:p>
      <text:p text:style-name="Normal">Breve Descrição: Farmácia para<text:s/>uso interno do Hospital Veterinário</text:p>
      <text:p text:style-name="Normal">Responsabilidade:<text:line-break/><text:s/>-cadastrar medicamento<text:line-break/><text:s/>-cadastrar material de consumo<text:line-break/><text:s/>-cadastrar anestésico<text:line-break/><text:s/>-controlar estoque<text:line-break/><text:s/>-entregar medicamento<text:line-break/><text:s/>-entregar anestésico<text:line-break/><text:s/>- entregar<text:s/>material de consumo<text:line-break/><text:s/>- libera exame</text:p>
      <text:soft-page-break/>
      <text:h text:style-name="Título3" text:outline-level="3">Envolvido 4</text:h>
      <text:list text:style-name="LFO2" text:continue-numbering="true">
        <text:list-item>
          <text:p text:style-name="P2">Nome:<text:s/>Estagiário<text:s/>(Aluno)</text:p>
        </text:list-item>
      </text:list>
      <text:list text:style-name="LFO2">
        <text:list-item>
          <text:p text:style-name="P3">Breve Descrição: Estagiário do HV cujo é Aluno do Curso de Medicina<text:s/>Veterinária</text:p>
        </text:list-item>
      </text:list>
      <text:list text:style-name="LFO2">
        <text:list-item>
          <text:p text:style-name="P4">Responsabilidade:<text:line-break/><text:s/>- Assessorar e ajudar o Médico Veterinário em suas funções<text:line-break/><text:s/>- observar o Medico Veterinário em suas funções</text:p>
        </text:list-item>
      </text:list>
      <text:h text:style-name="Título2" text:outline-level="2">3.2- Ambiente da Secretaria.</text:h>
      <text:list text:style-name="LFO2">
        <text:list-item>
          <text:p text:style-name="P5">Tarefas executadas no ambiente</text:p>
          <text:list text:continue-numbering="true">
            <text:list-item>
              <text:p text:style-name="P6">Cadastro de paciente/Cliente</text:p>
              <text:list text:continue-numbering="true">
                <text:list-item>
                  <text:p text:style-name="P7">N. pessoas envolvidas: 2</text:p>
                </text:list-item>
                <text:list-item>
                  <text:p text:style-name="P8">Tempo de duração: 10 min</text:p>
                </text:list-item>
                <text:list-item>
                  <text:p text:style-name="P9">Restrições: não<text:s/>estando no<text:s/>SPC (se este estiver todo o procedimento deve ser adiantado)</text:p>
                </text:list-item>
              </text:list>
            </text:list-item>
            <text:list-item>
              <text:p text:style-name="P10">Cadastro de consulta</text:p>
              <text:list text:continue-numbering="true">
                <text:list-item>
                  <text:p text:style-name="P11">N. pessoas<text:s/>envolvidas:<text:s/>3</text:p>
                </text:list-item>
                <text:list-item>
                  <text:p text:style-name="P12">Tempo de<text:s/>duração:<text:s/>5min</text:p>
                </text:list-item>
                <text:list-item>
                  <text:p text:style-name="P13">Restrições: urgência, horário,médico veterinário</text:p>
                </text:list-item>
              </text:list>
            </text:list-item>
            <text:list-item>
              <text:p text:style-name="P14">Cadastro de Cirurgia</text:p>
              <text:list text:continue-numbering="true">
                <text:list-item>
                  <text:p text:style-name="P15">N. pessoas envolvidas:3 ou +</text:p>
                </text:list-item>
                <text:list-item>
                  <text:p text:style-name="P16">Tempo de duração:5min</text:p>
                </text:list-item>
                <text:list-item>
                  <text:p text:style-name="P17">Restrições:<text:s/>Urgência,<text:s/>horário,<text:s/>médico veterinário,<text:s/>material.</text:p>
                </text:list-item>
              </text:list>
            </text:list-item>
          </text:list>
        </text:list-item>
      </text:list>
      <text:list text:style-name="LFO2">
        <text:list-item>
          <text:p text:style-name="P18">Aplicativos utilizados</text:p>
          <text:list text:continue-numbering="true">
            <text:list-item>
              <text:p text:style-name="P19">Microsoft Office Word 2007</text:p>
            </text:list-item>
            <text:list-item>
              <text:p text:style-name="P20">Microsoft Office Excel 2007</text:p>
            </text:list-item>
            <text:list-item>
              <text:p text:style-name="P21">Agenda Nova Bra</text:p>
            </text:list-item>
          </text:list>
        </text:list-item>
      </text:list>
      <text:h text:style-name="Título2" text:outline-level="2">3.4-Ambiente da<text:s/>Farmácia</text:h>
      <text:h text:style-name="Título3" text:outline-level="3">Tarefas executadas no ambiente</text:h>
      <text:p text:style-name="Normal">Cadastro de medicamento</text:p>
      <text:p text:style-name="Normal">Cadastro<text:s/>de<text:s/>Material de<text:s/>Consumo</text:p>
      <text:p text:style-name="Normal">Cadastro de<text:s/>anestésico</text:p>
      <text:p text:style-name="Normal">Controle<text:s/>de estoque</text:p>
      <text:p text:style-name="Normal">Entrega<text:s/>de medicamento</text:p>
      <text:p text:style-name="Normal">Entrega<text:s/>de<text:s/>anestésico</text:p>
      <text:p text:style-name="Normal">Entrega<text:s/>de material de consumo</text:p>
      <text:p text:style-name="Normal">Libera<text:s/>exame</text:p>
      <text:h text:style-name="Título3" text:outline-level="3">Aplicativos utilizados</text:h>
      <text:p text:style-name="Normal">Microsoft Office Word 2007</text:p>
      <text:p text:style-name="Normal">Microsoft Office Excel 2007</text:p>
      <text:h text:style-name="Título2" text:outline-level="2">3.5-Ambiente do<text:s/>Consultório</text:h>
      <text:h text:style-name="Título3" text:outline-level="3">Tarefas executadas<text:s/>no ambiente</text:h>
      <text:p text:style-name="Normal">Realizar<text:s/>consulta</text:p>
      <text:p text:style-name="Normal">Solicitar<text:s/>exame</text:p>
      <text:p text:style-name="Normal">Realizar<text:s/>medicação</text:p>
      <text:p text:style-name="Normal">Solicitar<text:s/>cirurgia</text:p>
      <text:soft-page-break/>
      <text:p text:style-name="Normal">Solicitar<text:s/>internação</text:p>
      <text:h text:style-name="Título3" text:outline-level="3">Aplicativos utilizados</text:h>
      <text:p text:style-name="Normal">Nenhum aplicativo</text:p>
      <text:soft-page-break/>
      <text:h text:style-name="Título1" text:outline-level="1">4- Principais necessidades do<text:s/>usuário</text:h>
      <text:h text:style-name="Título2" text:outline-level="2">Controle de Clientes</text:h>
      <text:h text:style-name="Título3" text:outline-level="3">Prioridade: Essencial</text:h>
      <text:h text:style-name="Título3" text:outline-level="3">Situação Atual: feito em<text:s/>formulário<text:s/>de papel junto com o cadastro de paciente</text:h>
      <text:h text:style-name="Título3" text:outline-level="3">Solução Proposta: criação de um controle individualizado e informatizado de cliente</text:h>
      <text:h text:style-name="Título2" text:outline-level="2">Controle de Pacientes</text:h>
      <text:h text:style-name="Título3" text:outline-level="3">Prioridade: Essencial</text:h>
      <text:h text:style-name="Título3" text:outline-level="3">Situação atual: feito em<text:s/>formulário<text:s/>de papel junto com o cadastro de Cliente</text:h>
      <text:h text:style-name="Título3" text:outline-level="3">Solução<text:s/>Proposta: criação<text:s/>de um controle individualizado e informatizado de paciente</text:h>
      <text:h text:style-name="Título2" text:outline-level="2">Controle de Consultas</text:h>
      <text:h text:style-name="Título3" text:outline-level="3">Prioridade: essencial</text:h>
      <text:h text:style-name="Título3" text:outline-level="3">Situação atual: feito em<text:s/>formulário<text:s/>de papel</text:h>
      <text:h text:style-name="Título3" text:outline-level="3">Solução<text:s/>Proposta: criação de um controle informatizado de consultas</text:h>
      <text:h text:style-name="Título2" text:outline-level="2">Controle de<text:s/>Farmácia</text:h>
      <text:h text:style-name="Título3" text:outline-level="3">Prioridade: Importante</text:h>
      <text:h text:style-name="Título3" text:outline-level="3">Situação atual: entrada e<text:s/>saída<text:s/>de itens por<text:s/>formulário<text:s/>de papel</text:h>
      <text:h text:style-name="Título3" text:outline-level="3">Solução proposta: criação de um controle<text:s/>informatizado<text:s/>para entradas<text:s/>saídas<text:s/>de determinada categorias de itens e controle do estoque</text:h>
      <text:h text:style-name="Título2" text:outline-level="2">Controle de Laboratórios</text:h>
      <text:h text:style-name="Título3" text:outline-level="3">Prioridade: Importante</text:h>
      <text:h text:style-name="Título3" text:outline-level="3">Situação atual:<text:s/>feito realizado em papel</text:h>
      <text:h text:style-name="Título3" text:outline-level="3">Criação<text:s/>de um controle individualizado e informatizado de laboratórios</text:h>
      <text:h text:style-name="Título2" text:outline-level="2">Controle de Cirurgias e internações</text:h>
      <text:h text:style-name="Título3" text:outline-level="3">Prioridade:<text:s/>importante</text:h>
      <text:soft-page-break/>
      <text:h text:style-name="Título3" text:outline-level="3">Situação atual: feito em papel junto ao cadastro de clientes</text:h>
      <text:h text:style-name="Título3" text:outline-level="3">Solução Proposta: criação de um controle individualizado e informatizado para cirurgias</text:h>
      <text:h text:style-name="Título2" text:outline-level="2">Controle de Médicos</text:h>
      <text:h text:style-name="Título3" text:outline-level="3">Prioridade: Essencial</text:h>
      <text:h text:style-name="Título3" text:outline-level="3">Situação atual: não possui controle</text:h>
      <text:h text:style-name="Título3" text:outline-level="3">Solução<text:s/>Proposta:<text:s/>criação de um controle individualizado e informatizado de médicos</text:h>
      <text:h text:style-name="Título2" text:outline-level="2">Controle de Médicos auxiliares</text:h>
      <text:h text:style-name="Título3" text:outline-level="3">Prioridade: Importante</text:h>
      <text:h text:style-name="Título3" text:outline-level="3">Situação atual: feito em papel</text:h>
      <text:h text:style-name="Título3" text:outline-level="3">Solução Proposta: criação de um controle individualizado e informatizado de médicos auxiliares</text:h>
      <text:h text:style-name="Título2" text:outline-level="2">Controle<text:s/>de resultado de Exames</text:h>
      <text:h text:style-name="Título3" text:outline-level="3">Prioridade: Importante</text:h>
      <text:h text:style-name="Título3" text:outline-level="3">Situação<text:s/>Atual: feito<text:s/>em papel</text:h>
      <text:h text:style-name="Título3" text:outline-level="3">Solução Proposta: criação de um controle individualizado e informatizado de exames</text:h>
      <text:h text:style-name="Título2" text:outline-level="2">Controle de Pagamentos</text:h>
      <text:h text:style-name="Título3" text:outline-level="3">Prioridade: Essencial</text:h>
      <text:h text:style-name="Título3" text:outline-level="3">Situação<text:s/>atual: feito<text:s/>por planilha<text:s/>eletrônica (Microsoft Office Excel)</text:h>
      <text:h text:style-name="Título3" text:outline-level="3">Solução<text:s/>Proposta: criação<text:s/>de um controle de<text:s/>pagamentos (um breve controle financeiro)</text:h>
      <text:h text:style-name="Título1" text:outline-level="1">5-Arquitetura</text:h>
      <text:h text:style-name="Título2" text:outline-level="2">Linguagem: Visual<text:s/>Basic.<text:s/>NET</text:h>
      <text:h text:style-name="Título2" text:outline-level="2">Possíveis<text:s/>pacotes</text:h>
      <text:h text:style-name="Título3" text:outline-level="3">Controle<text:s/>de consultas</text:h>
      <text:h text:style-name="Título3" text:outline-level="3">Controle<text:s/>de<text:s/>farmácia</text:h>
      <text:soft-page-break/>
      <text:h text:style-name="Título3" text:outline-level="3">Controle<text:s/>de pagamentos</text:h>
      <text:h text:style-name="Título3" text:outline-level="3">Controle<text:s/>de exames</text:h>
      <text:h text:style-name="Título3" text:outline-level="3">Controle<text:s/>de cirurgias</text:h>
      <text:h text:style-name="Título2" text:outline-level="2">Possíveis<text:s/>bibliotecas</text:h>
      <text:h text:style-name="Título3" text:outline-level="3">Windows<text:s/>form.<text:s/>net</text:h>
      <text:h text:style-name="Título3" text:outline-level="3">pgOleDb.dll</text:h>
      <text:h text:style-name="Título2" text:outline-level="2">SGDB:<text:s/>POSTGRESSQL<text:s/>9.1</text:h>
      <text:h text:style-name="Título1" text:outline-level="1">6-Processo de desenvolvimento</text:h>
      <text:h text:style-name="Título2" text:outline-level="2">Levantamento de Requisitos</text:h>
      <text:h text:style-name="Título3" text:outline-level="3">Definir visão e escopo</text:h>
      <text:p text:style-name="Normal">AE: meta-mapa definição de visão e escopo</text:p>
      <text:p text:style-name="Normal">AS: mapa<text:s/>de visão e escopo</text:p>
      <text:p text:style-name="Normal">Ferramenta: Freemid</text:p>
      <text:p text:style-name="Normal">Habilidade:<text:s/>Analista de Sistemas</text:p>
      <text:h text:style-name="Título3" text:outline-level="3">Definir a estrutura<text:s/>analítica<text:s/>do<text:s/>projeto (EAP)</text:h>
      <text:p text:style-name="Normal">AE:<text:s/>mapa de visão e escopo</text:p>
      <text:p text:style-name="Normal">AS:<text:s/>EAP</text:p>
      <text:p text:style-name="Normal">Ferramenta:<text:s/>Xmind 3.2</text:p>
      <text:p text:style-name="Normal">Habilidade:<text:s/>Analista de Sistemas</text:p>
      <text:h text:style-name="Título2" text:outline-level="2">Projeto de Software</text:h>
      <text:h text:style-name="Título3" text:outline-level="3">Modelar as funcionalidades</text:h>
      <text:p text:style-name="Normal">AE:<text:s/>mapa de visão e escopo</text:p>
      <text:p text:style-name="Normal">AE:<text:s/>EAP</text:p>
      <text:p text:style-name="Normal">AS:<text:s/>documento de<text:s/>caso de uso</text:p>
      <text:p text:style-name="Normal">Ferramenta:<text:s/>Astah</text:p>
      <text:p text:style-name="Normal">Habilidade:<text:s/>Projetista de Software</text:p>
      <text:h text:style-name="Título3" text:outline-level="3">Modelar o banco de dados</text:h>
      <text:p text:style-name="Normal">AE:<text:s/>documento de caso de uso</text:p>
      <text:p text:style-name="Normal">AE:<text:s/>EAP</text:p>
      <text:p text:style-name="Normal">AS:<text:s/>modelo relacional</text:p>
      <text:p text:style-name="Normal">Ferramenta: Astah</text:p>
      <text:p text:style-name="Normal">Habilidade:<text:s/>Projetista de Software</text:p>
      <text:h text:style-name="Título3" text:outline-level="3">Modelar a interface</text:h>
      <text:p text:style-name="Normal">AE:<text:s/>documento de caso de uso</text:p>
      <text:p text:style-name="Normal">AE:<text:s/>EAP</text:p>
      <text:soft-page-break/>
      <text:p text:style-name="Normal">AE:<text:s/>modelo relacional</text:p>
      <text:p text:style-name="Normal">AS:<text:s/>interfaces</text:p>
      <text:p text:style-name="Normal">Ferramenta:<text:s/>MockupScreens 4.32</text:p>
      <text:p text:style-name="Normal">Habilidade:<text:s/>Projetista de Software</text:p>
      <text:h text:style-name="Título2" text:outline-level="2">Construção</text:h>
      <text:h text:style-name="Título3" text:outline-level="3">Construir interfaces</text:h>
      <text:p text:style-name="Normal">AE:<text:s/>interfaces</text:p>
      <text:p text:style-name="Normal">AE:<text:s/>modelo relacional</text:p>
      <text:p text:style-name="Normal">AE:<text:s/>EAP</text:p>
      <text:p text:style-name="Normal">AS:<text:s/>interfaces<text:s/>construídas (Postgresql<text:s/>9.1)</text:p>
      <text:p text:style-name="Normal">Ferramenta:<text:s/>PostgreSQL 9.1+ engine de interface</text:p>
      <text:p text:style-name="Normal">Habilidade:<text:s/>Analista de Sistemas</text:p>
      <text:h text:style-name="Título3" text:outline-level="3">Construir o banco</text:h>
      <text:p text:style-name="Normal">AE:<text:s/>modelo relacional</text:p>
      <text:p text:style-name="Normal">AE:<text:s/>EAP</text:p>
      <text:p text:style-name="Normal">AS:<text:s/>banco (modelo<text:s/>físico)</text:p>
      <text:p text:style-name="Normal">Ferramenta:<text:s/>PostgreSQL 9.1</text:p>
      <text:p text:style-name="Normal">Habilidade:<text:s/>Projetista de Software</text:p>
      <text:h text:style-name="Título2" text:outline-level="2">Teste</text:h>
      <text:h text:style-name="Título3" text:outline-level="3">Projetar casos de teste</text:h>
      <text:h text:style-name="Título3" text:outline-level="3">Definir casos de teste</text:h>
      <text:h text:style-name="Título3" text:outline-level="3">testar</text:h>
      <text:h text:style-name="Título3" text:outline-level="3">Escrever relatorio de teste</text:h>
      <text:h text:style-name="Título2" text:outline-level="2">Instalação</text:h>
      <text:h text:style-name="Título3" text:outline-level="3">verificar aceitação</text:h>
      <text:h text:style-name="Título3" text:outline-level="3">treinar usuario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de" style:country-asian="DE" style:language-complex="de" style:country-complex="DE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</text:outline-style>
    <style:style style:name="WW_CharLFO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2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/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uario</dc:creator>
    <meta:creation-date>2012-04-11T23:23:00Z</meta:creation-date>
    <dc:date>2012-04-11T23:39:00Z</dc:date>
    <meta:template xlink:href="Normal" xlink:type="simple"/>
    <meta:editing-cycles>2</meta:editing-cycles>
    <meta:editing-duration>PT960S</meta:editing-duration>
    <meta:document-statistic meta:page-count="8" meta:paragraph-count="13" meta:word-count="1062" meta:character-count="6784" meta:row-count="47" meta:non-whitespace-character-count="5735"/>
  </office:meta>
</office:document-meta>
</file>